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" style:family="graphic">
      <style:graphic-properties style:protect="size"/>
    </style:style>
    <style:style style:name="pr1" style:family="presentation" style:parent-style-name="Diapositive_20_de_20_titre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custom-shape draw:name="Ellipse 3" draw:style-name="gr1" draw:text-style-name="P2" draw:layer="layout" svg:width="2.539cm" svg:height="2.539cm" svg:x="12.352cm" svg:y="0.084cm">
          <text:p text:style-name="P1"><text:span text:style-name="T1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" draw:style-name="gr1" draw:text-style-name="P2" draw:layer="layout" svg:width="2.539cm" svg:height="2.539cm" svg:x="6.246cm" svg:y="3.368cm">
          <text:p text:style-name="P1"><text:span text:style-name="T1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" draw:text-style-name="P2" draw:layer="layout" svg:width="2.539cm" svg:height="2.539cm" svg:x="3.254cm" svg:y="7.77cm">
          <text:p text:style-name="P1"><text:span text:style-name="T1">10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" draw:style-name="gr1" draw:text-style-name="P2" draw:layer="layout" svg:width="2.539cm" svg:height="2.539cm" svg:x="1.715cm" svg:y="12.46cm">
          <text:p text:style-name="P1"><text:span text:style-name="T1">1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" draw:text-style-name="P2" draw:layer="layout" svg:width="2.539cm" svg:height="2.539cm" svg:x="4.524cm" svg:y="12.46cm">
          <text:p text:style-name="P1"><text:span text:style-name="T1">17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" draw:style-name="gr1" draw:text-style-name="P2" draw:layer="layout" svg:width="2.539cm" svg:height="2.539cm" svg:x="9.012cm" svg:y="7.77cm">
          <text:p text:style-name="P1"><text:span text:style-name="T1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" draw:style-name="gr1" draw:text-style-name="P2" draw:layer="layout" svg:width="2.539cm" svg:height="2.539cm" svg:x="7.742cm" svg:y="12.46cm">
          <text:p text:style-name="P1"><text:span text:style-name="T1">20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" draw:text-style-name="P2" draw:layer="layout" svg:width="2.539cm" svg:height="2.539cm" svg:x="10.588cm" svg:y="12.46cm">
          <text:p text:style-name="P1"><text:span text:style-name="T1">9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" draw:style-name="gr1" draw:text-style-name="P2" draw:layer="layout" svg:width="2.539cm" svg:height="2.539cm" svg:x="18.8cm" svg:y="3.368cm">
          <text:p text:style-name="P1"><text:span text:style-name="T1">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2" draw:style-name="gr1" draw:text-style-name="P2" draw:layer="layout" svg:width="2.539cm" svg:height="2.539cm" svg:x="16.06cm" svg:y="7.77cm">
          <text:p text:style-name="P1"><text:span text:style-name="T1">7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3" draw:style-name="gr1" draw:text-style-name="P2" draw:layer="layout" svg:width="2.539cm" svg:height="2.539cm" svg:x="14.521cm" svg:y="12.46cm">
          <text:p text:style-name="P1"><text:span text:style-name="T1">1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4" draw:style-name="gr1" draw:text-style-name="P2" draw:layer="layout" svg:width="2.539cm" svg:height="2.539cm" svg:x="17.33cm" svg:y="12.46cm">
          <text:p text:style-name="P1"><text:span text:style-name="T1">8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5" draw:style-name="gr1" draw:text-style-name="P2" draw:layer="layout" svg:width="2.539cm" svg:height="2.539cm" svg:x="21.14cm" svg:y="7.77cm">
          <text:p text:style-name="P1"><text:span text:style-name="T1">1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6" draw:style-name="gr1" draw:text-style-name="P2" draw:layer="layout" svg:width="2.539cm" svg:height="2.539cm" svg:x="21.14cm" svg:y="12.46cm">
          <text:p text:style-name="P1"><text:span text:style-name="T1">16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necteur droit 19" draw:style-name="gr2" draw:text-style-name="P3" draw:layer="layout" svg:x1="12.723cm" svg:y1="2.252cm" svg:x2="8.414cm" svg:y2="3.74cm">
          <text:p/>
        </draw:line>
        <draw:line draw:name="Connecteur droit 25" draw:style-name="gr2" draw:text-style-name="P3" draw:layer="layout" svg:x1="14.52cm" svg:y1="2.252cm" svg:x2="19.171cm" svg:y2="3.74cm">
          <text:p/>
        </draw:line>
        <draw:line draw:name="Connecteur droit 34" draw:style-name="gr2" draw:text-style-name="P3" draw:layer="layout" svg:x1="4.524cm" svg:y1="7.769cm" svg:x2="6.522cm" svg:y2="5.403cm">
          <text:p/>
        </draw:line>
        <draw:line draw:name="Connecteur droit 37" draw:style-name="gr2" draw:text-style-name="P3" draw:layer="layout" svg:x1="10.281cm" svg:y1="7.769cm" svg:x2="8.414cm" svg:y2="5.536cm">
          <text:p/>
        </draw:line>
        <draw:line draw:name="Connecteur droit 42" draw:style-name="gr2" draw:text-style-name="P3" draw:layer="layout" svg:x1="3.626cm" svg:y1="9.937cm" svg:x2="2.985cm" svg:y2="12.46cm">
          <text:p/>
        </draw:line>
        <draw:line draw:name="Connecteur droit 46" draw:style-name="gr2" draw:text-style-name="P3" draw:layer="layout" svg:x1="5.422cm" svg:y1="9.937cm" svg:x2="5.794cm" svg:y2="12.46cm">
          <text:p/>
        </draw:line>
        <draw:line draw:name="Connecteur droit 50" draw:style-name="gr2" draw:text-style-name="P3" draw:layer="layout" svg:x1="9.011cm" svg:y1="12.46cm" svg:x2="9.383cm" svg:y2="9.937cm">
          <text:p/>
        </draw:line>
        <draw:line draw:name="Connecteur droit 60" draw:style-name="gr2" draw:text-style-name="P3" draw:layer="layout" svg:x1="11.179cm" svg:y1="9.937cm" svg:x2="11.857cm" svg:y2="12.46cm">
          <text:p/>
        </draw:line>
        <draw:line draw:name="Connecteur droit 64" draw:style-name="gr2" draw:text-style-name="P3" draw:layer="layout" svg:x1="19.171cm" svg:y1="5.536cm" svg:x2="17.329cm" svg:y2="7.769cm">
          <text:p/>
        </draw:line>
        <draw:line draw:name="Connecteur droit 68" draw:style-name="gr2" draw:text-style-name="P3" draw:layer="layout" svg:x1="20.967cm" svg:y1="5.536cm" svg:x2="22.409cm" svg:y2="7.769cm">
          <text:p/>
        </draw:line>
        <draw:line draw:name="Connecteur droit 73" draw:style-name="gr2" draw:text-style-name="P3" draw:layer="layout" svg:x1="16.431cm" svg:y1="9.937cm" svg:x2="15.791cm" svg:y2="12.46cm">
          <text:p/>
        </draw:line>
        <draw:line draw:name="Connecteur droit 77" draw:style-name="gr2" draw:text-style-name="P3" draw:layer="layout" svg:x1="18.227cm" svg:y1="9.937cm" svg:x2="18.599cm" svg:y2="12.46cm">
          <text:p/>
        </draw:line>
        <draw:line draw:name="Connecteur droit 81" draw:style-name="gr2" draw:text-style-name="P3" draw:layer="layout" svg:x1="22.409cm" svg:y1="10.309cm" svg:x2="22.409cm" svg:y2="12.46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quez et modifiez le titre</text:span></text:p>
        </draw:text-box>
      </draw:frame>
      <draw:frame draw:name="Espace réservé de la date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6-05-14">5/14/16</text:date></text:span></text:p>
        </draw:text-box>
      </draw:frame>
      <draw:frame draw:name="Espace réservé du pied de page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Département informatique</meta:initial-creator>
    <dc:creator>elucterio </dc:creator>
    <meta:editing-cycles>10</meta:editing-cycles>
    <meta:creation-date>2014-01-10T10:35:02</meta:creation-date>
    <dc:date>2016-05-14T21:19:30.881748749</dc:date>
    <meta:editing-duration>PT57S</meta:editing-duration>
    <meta:generator>LibreOffice/4.2.8.2$Linux_X86_64 LibreOffice_project/420m0$Build-2</meta:generator>
    <meta:document-statistic meta:object-count="50"/>
    <meta:user-defined meta:name="AppVersion">14.0000</meta:user-defined>
    <meta:user-defined meta:name="Company">INS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ésentation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